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bcf" officeooo:paragraph-rsid="0018fbcf"/>
    </style:style>
    <style:style style:name="P2" style:family="paragraph" style:parent-style-name="Standard">
      <style:text-properties officeooo:rsid="0018fbcf" officeooo:paragraph-rsid="001c5c20"/>
    </style:style>
    <style:style style:name="P3" style:family="paragraph" style:parent-style-name="Standard">
      <style:text-properties officeooo:rsid="001aa093" officeooo:paragraph-rsid="001aa093"/>
    </style:style>
    <style:style style:name="P4" style:family="paragraph" style:parent-style-name="Standard">
      <style:text-properties officeooo:rsid="001cc3f7" officeooo:paragraph-rsid="001cc3f7"/>
    </style:style>
    <style:style style:name="P5" style:family="paragraph" style:parent-style-name="Standard">
      <style:text-properties officeooo:rsid="001fc425" officeooo:paragraph-rsid="001fc425"/>
    </style:style>
    <style:style style:name="P6" style:family="paragraph" style:parent-style-name="Standard">
      <style:text-properties style:text-underline-style="solid" style:text-underline-width="auto" style:text-underline-color="font-color" officeooo:rsid="0018fbcf" officeooo:paragraph-rsid="0018fbcf"/>
    </style:style>
    <style:style style:name="T1" style:family="text">
      <style:text-properties officeooo:rsid="001a09fe"/>
    </style:style>
    <style:style style:name="T2" style:family="text">
      <style:text-properties officeooo:rsid="001aa093"/>
    </style:style>
    <style:style style:name="T3" style:family="text">
      <style:text-properties officeooo:rsid="001b0c2f"/>
    </style:style>
    <style:style style:name="T4" style:family="text">
      <style:text-properties officeooo:rsid="001cc3f7"/>
    </style:style>
    <style:style style:name="T5" style:family="text">
      <style:text-properties officeooo:rsid="001fc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PFC – Volviendo a empezar</text:p>
      <text:p text:style-name="P6"/>
      <text:p text:style-name="P2"><text:span text:style-name="T4">Sprint</text:span> I – <text:span text:style-name="T4">Basic Server Structure</text:span></text:p>
      <text:p text:style-name="P2"/>
      <text:p text:style-name="P2">Previous set-up</text:p>
      <text:p text:style-name="P2"/>
      <text:p text:style-name="P2">-<text:span text:style-name="T3">Base de datos MySQL. Importar fichero 'vizgrimoire.dump'</text:span></text:p>
      <text:p text:style-name="P2">-Instalar sqlalchemy <text:span text:style-name="T2">(TODO:como??)</text:span></text:p>
      <text:p text:style-name="P2">-<text:span text:style-name="T2">Descargar ficheros scm y poner en el directorio de la app directamente junto con views.py </text:span><text:a xlink:type="simple" xlink:href="https://github.com/jgbarah/grimoire-api/tree/master/grimoirelib"><text:span text:style-name="T2">https://github.com/jgbarah/grimoire-api/tree/master/grimoirelib</text:span></text:a></text:p>
      <text:p text:style-name="P2"/>
      <text:p text:style-name="P2"/>
      <text:p text:style-name="P2">– <text:span text:style-name="T1">Servidor con base de datos (accede a ella a través de scm que funciona sobre SQLALchemy). Servidor accede a base de datos filtrando commits y devuelve en formato json al navegador el número de commits que ha entontrado.</text:span></text:p>
      <text:p text:style-name="P3"><text:a xlink:type="simple" xlink:href="http://localhost:1234/ncommits">http://localhost:1234/ncommits</text:a></text:p>
      <text:p text:style-name="P3"/>
      <text:p text:style-name="P4">Sprint II – Improving client side (Angular+dygraphs)</text:p>
      <text:p text:style-name="P4"/>
      <text:p text:style-name="P4">On client-side: Angular + dygraphs</text:p>
      <text:p text:style-name="P4">On server-side: Obtener timeseries de la BBDD y servirla como JSON</text:p>
      <text:p text:style-name="P4"/>
      <text:p text:style-name="P4">1. Servir páginas estáticas (index.html) – <text:span text:style-name="T5">lo he hecho redireccionando homepage a index.html</text:span></text:p>
      <text:p text:style-name="P5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20:10:45.136215371</meta:creation-date>
    <dc:date>2015-03-28T21:39:44.131845494</dc:date>
    <meta:editing-duration>PT1H53M31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13" meta:word-count="112" meta:character-count="822" meta:non-whitespace-character-count="717"/>
  </office:meta>
</office:document-meta>
</file>